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3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4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5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6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7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8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9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10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11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color="#38761d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color="#bf9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  <style:text-properties fo:color="#bf9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  <style:text-properties fo:color="#bf9000"/>
    </style:style>
    <style:style style:name="P15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  <style:text-properties fo:color="#bf9000"/>
    </style:style>
    <style:style style:name="P16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17" style:family="paragraph" style:parent-style-name="Standard" style:list-style-name="LS9">
      <style:paragraph-properties fo:margin-top="0cm" fo:margin-bottom="0cm" style:contextual-spacing="false" fo:line-height="115%" fo:break-before="auto" fo:break-after="auto" style:writing-mode="lr-tb"/>
    </style:style>
    <style:style style:name="P18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19" style:family="paragraph" style:parent-style-name="Standard" style:list-style-name="LS11">
      <style:paragraph-properties fo:margin-top="0cm" fo:margin-bottom="0cm" style:contextual-spacing="false" fo:line-height="115%" fo:break-before="auto" fo:break-after="auto" style:writing-mode="lr-tb"/>
    </style:style>
    <style:style style:name="P20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21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22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  <style:text-properties fo:color="#990000"/>
    </style:style>
    <style:style style:name="P23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  <style:text-properties fo:color="#990000"/>
    </style:style>
    <style:style style:name="P2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color="#000000" officeooo:rsid="000cd011" officeooo:paragraph-rsid="000cd011"/>
    </style:style>
    <style:style style:name="P25" style:family="paragraph" style:parent-style-name="Standard" style:list-style-name="LS3">
      <style:paragraph-properties fo:margin-top="0cm" fo:margin-bottom="0cm" style:contextual-spacing="false" fo:line-height="115%" style:writing-mode="lr-tb"/>
      <style:text-properties officeooo:rsid="000ee26b" officeooo:paragraph-rsid="000ee26b"/>
    </style:style>
    <style:style style:name="P2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color="#bf9000" style:text-line-through-style="none" style:text-line-through-type="none" style:font-name="Arial" fo:font-size="11pt" fo:font-style="normal" style:text-underline-style="none" fo:font-weight="normal" officeooo:rsid="000cd011" officeooo:paragraph-rsid="000cd01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officeooo:rsid="000f29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mory management:</text:p>
      <text:list xml:id="list688098057078898135" text:style-name="LS1">
        <text:list-item>
          <text:p text:style-name="P3">void *bt_alloc_pages(size_t pages);</text:p>
        </text:list-item>
        <text:list-item>
          <text:p text:style-name="P3">void bt_free_pages(void *address, size_t pages);</text:p>
        </text:list-item>
        <text:list-item>
          <text:p text:style-name="P3">size_t bt_get_argc();</text:p>
        </text:list-item>
        <text:list-item>
          <text:p text:style-name="P3">size_t bt_get_arg(size_t index, char *buf, size_t size);</text:p>
        </text:list-item>
        <text:list-item>
          <text:p text:style-name="P24">void bt_alloc_at(void *address, size_t pages);</text:p>
        </text:list-item>
        <text:list-item>
          <text:p text:style-name="P26">bt_memhandle bt_mmap(void *address, bt_filehandle file, size_t fileoffset, size_t size);</text:p>
        </text:list-item>
        <text:list-item>
          <text:p text:style-name="P24">void bt_unmap(bt_memhandle mem);</text:p>
        </text:list-item>
      </text:list>
      <text:p text:style-name="P1"/>
      <text:p text:style-name="P1">Locking:</text:p>
      <text:list xml:id="list9037660063460374203" text:style-name="LS2">
        <text:list-item>
          <text:p text:style-name="P4">bt_lockhandle bt_create_lock();</text:p>
        </text:list-item>
        <text:list-item>
          <text:p text:style-name="P4">void bt_lock(bt_lockhandle lock);</text:p>
        </text:list-item>
        <text:list-item>
          <text:p text:style-name="P4">bool bt_try_lock(bt_lockhandle lock);</text:p>
        </text:list-item>
        <text:list-item>
          <text:p text:style-name="P4">void bt_unlock(bt_lockhandle lock);</text:p>
        </text:list-item>
        <text:list-item>
          <text:p text:style-name="P4">void bt_destroy_lock(bt_lockhandle lock);</text:p>
        </text:list-item>
      </text:list>
      <text:p text:style-name="P1"/>
      <text:p text:style-name="P1">Threading:</text:p>
      <text:list xml:id="list1256130795462354417" text:style-name="LS3">
        <text:list-item>
          <text:p text:style-name="P12">bt_threadhandle bt_new_thread(void (*fn)(), void *param, <text:span text:style-name="T1">void *stack</text:span>);</text:p>
        </text:list-item>
        <text:list-item>
          <text:p text:style-name="P11">void bt_wait_thread(bt_threadhandle thread);</text:p>
        </text:list-item>
        <text:list-item>
          <text:p text:style-name="P16">int bt_thread_status(bt_threadhandle thread);</text:p>
        </text:list-item>
        <text:list-item>
          <text:p text:style-name="P16">void bt_block_thread(bt_threadhandle thread);</text:p>
        </text:list-item>
        <text:list-item>
          <text:p text:style-name="P16">void bt_unblock_thread(bt_threadhandle thread);</text:p>
        </text:list-item>
        <text:list-item>
          <text:p text:style-name="P16">bt_threadhandle bt_get_thread();</text:p>
        </text:list-item>
        <text:list-item>
          <text:p text:style-name="P11">void bt_end_thread();</text:p>
        </text:list-item>
        <text:list-item>
          <text:p text:style-name="P11">void bt_yield();</text:p>
        </text:list-item>
        <text:list-item>
          <text:p text:style-name="P16">int bt_thread_prioritize(bt_threadhandle thread, int priority);</text:p>
        </text:list-item>
        <text:list-item>
          <text:p text:style-name="P25">void bt_abord_thread(bt_threadhandle thread);</text:p>
        </text:list-item>
      </text:list>
      <text:p text:style-name="P1"/>
      <text:p text:style-name="P1">FS Management:</text:p>
      <text:list xml:id="list8059403569971155831" text:style-name="LS4">
        <text:list-item>
          <text:p text:style-name="P5">bool bt_mount(char *mountpoint, char *device, char *filesystem);</text:p>
        </text:list-item>
        <text:list-item>
          <text:p text:style-name="P5">bool bt_unmount(char *mountpoint);</text:p>
        </text:list-item>
      </text:list>
      <text:p text:style-name="P1"/>
      <text:p text:style-name="P1">File operations:</text:p>
      <text:list xml:id="list4624501618954191318" text:style-name="LS5">
        <text:list-item>
          <text:p text:style-name="P6">bt_filehandle bt_fopen(char *path, uint32_t flags);</text:p>
        </text:list-item>
        <text:list-item>
          <text:p text:style-name="P6">bool bt_fclose(bt_filehandle file);</text:p>
        </text:list-item>
        <text:list-item>
          <text:p text:style-name="P6">size_t bt_fwrite(bt_filehandle file, size_t bytes, char *buffer);</text:p>
        </text:list-item>
        <text:list-item>
          <text:p text:style-name="P6">size_t bt_fread(bt_filehandle file, size_t bytes, char *buffer);</text:p>
        </text:list-item>
        <text:list-item>
          <text:p text:style-name="P6">size_t bt_fioctl(bt_filehandle file, int function, size_t bytes, char *buffer);</text:p>
        </text:list-item>
        <text:list-item>
          <text:p text:style-name="P14">size_t bt_fseek(bt_filehandle file, size_t bytes, uint32_t flags);</text:p>
        </text:list-item>
        <text:list-item>
          <text:p text:style-name="P6">bt_dirhandle bt_dopen(char *path, uint32_t flags);</text:p>
        </text:list-item>
        <text:list-item>
          <text:p text:style-name="P6">bool bt_dclose(bt_dirhandle dir);</text:p>
        </text:list-item>
        <text:list-item>
          <text:p text:style-name="P6">bool bt_dwrite(bt_dirhandle dir, bt_directory_entry entry);</text:p>
        </text:list-item>
        <text:list-item>
          <text:p text:style-name="P6">bt_directory_entry bt_dread(bt_dirhandle dir);</text:p>
        </text:list-item>
        <text:list-item>
          <text:p text:style-name="P14">size_t bt_dseek(bt_dirhandle dir, size_t bytes, uint32_t flags);</text:p>
        </text:list-item>
        <text:list-item>
          <text:p text:style-name="P6">bt_directory_entry bt_stat(char *path);</text:p>
        </text:list-item>
      </text:list>
      <text:p text:style-name="P1"/>
      <text:p text:style-name="P1"><text:soft-page-break/>Module operations:</text:p>
      <text:list xml:id="list7998096594894799253" text:style-name="LS6">
        <text:list-item>
          <text:p text:style-name="P7">bool bt_load_module(char *path, char *params);</text:p>
        </text:list-item>
      </text:list>
      <text:p text:style-name="P1"/>
      <text:p text:style-name="P1">Environment operations:</text:p>
      <text:list xml:id="list1672785637175984199" text:style-name="LS7">
        <text:list-item>
          <text:p text:style-name="P8">bool bt_getenv(char *name, char *buffer, size_t size);</text:p>
        </text:list-item>
        <text:list-item>
          <text:p text:style-name="P8">bool bt_setenv(char *name, char *value, uint32_t flags);</text:p>
        </text:list-item>
      </text:list>
      <text:p text:style-name="P1"/>
      <text:p text:style-name="P1">Process management:</text:p>
      <text:list xml:id="list742449528214363932" text:style-name="LS8">
        <text:list-item>
          <text:p text:style-name="P9">bt_pid bt_spawn(char *path, size_t argc, char **argv);</text:p>
        </text:list-item>
        <text:list-item>
          <text:p text:style-name="P9">void bt_wait(bt_pid pid);</text:p>
        </text:list-item>
        <text:list-item>
          <text:p text:style-name="P13">bool bt_kill(bt_pid pid);</text:p>
        </text:list-item>
        <text:list-item>
          <text:p text:style-name="P22">bt_priority bt_prioritize(bt_pid pid, bt_priority priority);</text:p>
        </text:list-item>
        <text:list-item>
          <text:p text:style-name="P9">void bt_exit(int retval);</text:p>
        </text:list-item>
        <text:list-item>
          <text:p text:style-name="P9">bt_pid bt_getpid();</text:p>
        </text:list-item>
      </text:list>
      <text:p text:style-name="P1"/>
      <text:p text:style-name="P1">IPC:</text:p>
      <text:list xml:id="list6313819012352096092" text:style-name="LS9">
        <text:list-item>
          <text:p text:style-name="P17">bool bt_send(bt_pid, size_t size, void *buffer);</text:p>
        </text:list-item>
        <text:list-item>
          <text:p text:style-name="P17">bt_message bt_recv(uint32_t flags);</text:p>
        </text:list-item>
      </text:list>
      <text:p text:style-name="P1"/>
      <text:p text:style-name="P1">Extended calls:</text:p>
      <text:list xml:id="list4998305384004887579" text:style-name="LS10">
        <text:list-item>
          <text:p text:style-name="P18">uint16_t bt_query_ext(char *ext);</text:p>
        </text:list-item>
        <text:list-item>
          <text:p text:style-name="P18">uint32_t bt_call_ext(uint32_t id, void *buffer, size_t size);</text:p>
        </text:list-item>
      </text:list>
      <text:p text:style-name="P1"/>
      <text:p text:style-name="P1">Information API, via “INFO:” filesystem.</text:p>
      <text:p text:style-name="P1"/>
      <text:p text:style-name="P1">Calling convention: </text:p>
      <text:list xml:id="list6264354497602247563" text:style-name="LS11">
        <text:list-item>
          <text:p text:style-name="P19">int 0x80. </text:p>
        </text:list-item>
        <text:list-item>
          <text:p text:style-name="P19">Function ID in eax. </text:p>
        </text:list-item>
        <text:list-item>
          <text:p text:style-name="P19">Up to 3 register-sized parameters in ebx, ecx, edx. Larger values passed by pointer.</text:p>
        </text:list-item>
        <text:list-item>
          <text:p text:style-name="P19">Where more parameters needed, use a pointer to a struct.</text:p>
        </text:list-item>
      </text:list>
      <text:p text:style-name="P1"/>
      <text:p text:style-name="P1">Key:</text:p>
      <text:list xml:id="list2276983575382413160" text:style-name="LS12">
        <text:list-item>
          <text:p text:style-name="P10">Implemented</text:p>
        </text:list-item>
        <text:list-item>
          <text:p text:style-name="P15">Partially implemented</text:p>
        </text:list-item>
        <text:list-item>
          <text:p text:style-name="P23">Call implemented, but not functional</text:p>
        </text:list-item>
        <text:list-item>
          <text:p text:style-name="P20">Not implemented</text:p>
        </text:list-item>
      </text:list>
      <text:p text:style-name="P1"/>
      <text:p text:style-name="P1">Keyboard input format:</text:p>
      <text:list xml:id="list5787370199380156357" text:style-name="LS13">
        <text:list-item>
          <text:p text:style-name="P21">16-bit value.</text:p>
        </text:list-item>
        <text:list-item>
          <text:p text:style-name="P21">High 9 bits: flags</text:p>
        </text:list-item>
        <text:list-item>
          <text:p text:style-name="P21">Low 7 bits: ASCII code or keycode (depending of flags)</text:p>
        </text:list-item>
        <text:list-item>
          <text:p text:style-name="P21">Flags:</text:p>
          <text:list>
            <text:list-item>
              <text:p text:style-name="P21">Key up/down</text:p>
            </text:list-item>
            <text:list-item>
              <text:p text:style-name="P21">State of “shift”</text:p>
            </text:list-item>
            <text:list-item>
              <text:p text:style-name="P21">State of “ctrl”</text:p>
            </text:list-item>
            <text:list-item>
              <text:p text:style-name="P21">State of “alt”</text:p>
            </text:list-item>
            <text:list-item>
              <text:p text:style-name="P21"><text:soft-page-break/>State of “meta”</text:p>
            </text:list-item>
            <text:list-item>
              <text:p text:style-name="P21">State of “caps lock”</text:p>
            </text:list-item>
            <text:list-item>
              <text:p text:style-name="P21">State of “num lock”</text:p>
            </text:list-item>
            <text:list-item>
              <text:p text:style-name="P21">State of “scroll lock”</text:p>
            </text:list-item>
            <text:list-item>
              <text:p text:style-name="P21">ASCII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/>
    <meta:initial-creator/>
    <dc:creator>Stuart Brockman</dc:creator>
    <meta:editing-cycles>6</meta:editing-cycles>
    <dc:date>2014-09-21T22:23:10.341957930</dc:date>
    <meta:editing-duration>PT3M4S</meta:editing-duration>
    <meta:document-statistic meta:table-count="0" meta:image-count="0" meta:object-count="0" meta:page-count="3" meta:paragraph-count="84" meta:word-count="398" meta:character-count="3003" meta:non-whitespace-character-count="2756"/>
  </office:meta>
</office:document-meta>
</file>